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body>
    <office:text>
      <text:p text:style-name="Standard">Bookmarks can mark characters like this <text:bookmark text:name="positional-bookmark"/>one.</text:p>
      <text:p text:style-name="Standard">Bookmarks can mark a range like this <text:bookmark-start text:name="range-bookmark"/>one<text:bookmark-end text:name="range-bookmark"/>.</text:p>
      <text:p text:style-name="Standard">Bookmarks can also span <text:bookmark-start text:name="multiparagraph-bookmark"/>paragraphs</text:p>
      <text:p text:style-name="Standard">like this <text:bookmark-end text:name="multiparagraph-bookmark"/>o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A test document to test meta elements</dc:description>
    <dc:subject>Subject of the document</dc:subject>
    <dc:creator>Majid Khan</dc:creator>
    <dc:date>2005-12-19T12:50:56</dc:date>
    <meta:initial-creator>Majid Khan</meta:initial-creator>
    <meta:creation-date>2005-12-19T12:50:56</meta:creation-date>
    <meta:printed-by>Majid Khan</meta:printed-by>
    <meta:print-date>2005-12-19T12:50:56</meta:print-date>
    <meta:editing-duration>PT0H10M10S</meta:editing-duration>
    <meta:keyword>First keyword</meta:keyword>
    <meta:keyword>Second keyword</meta:keyword>
    <meta:keyword>Third keyword</meta:keyword>
    <meta:template xlink:type="simple" xlink:href="file:///..." xlink:title="Template name" meta:date="1999-10-15T10:11:12"/>
    <meta:auto-reload xlink:type="simple" xlink:href="file:///..." meta:delay="P60S"/>
    <meta:hyperlink-behaviour meta:target-frame-name="_blank"/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